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2ed" officeooo:paragraph-rsid="001162e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-33% 58%"/>
    </style:style>
    <style:style style:name="gr1" style:family="graphic">
      <style:graphic-properties draw:fill-color="#ffffff" draw:textarea-horizontal-align="justify" draw:textarea-vertical-align="middle" draw:auto-grow-height="false" fo:min-height="3.149cm" fo:min-width="9.3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2.646cm" fo:min-width="6.2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323cm" fo:min-width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349cm" fo:min-width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1.746cm" fo:min-width="3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9.314cm" svg:height="3.149cm" svg:x="2.427cm" svg:y="0.25cm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3" svg:x1="15.338cm" svg:y1="1.812cm" svg:x2="11.74cm" svg:y2="1.838cm"><text:p/></draw:line><draw:line text:anchor-type="paragraph" draw:z-index="2" draw:name="Shape3" draw:style-name="gr2" draw:text-style-name="P3" svg:x1="15.339cm" svg:y1="1.812cm" svg:x2="15.339cm" svg:y2="6.495cm"><text:p/></draw:line><draw:line text:anchor-type="paragraph" draw:z-index="3" draw:name="Shape4" draw:style-name="gr2" draw:text-style-name="P3" svg:x1="15.338cm" svg:y1="6.495cm" svg:x2="11.396cm" svg:y2="6.495cm"><text:p/></draw:line><draw:line text:anchor-type="paragraph" draw:z-index="4" draw:name="Shape5" draw:style-name="gr2" draw:text-style-name="P3" svg:x1="11.74cm" svg:y1="1.838cm" svg:x2="12.031cm" svg:y2="2.208cm"><text:p/></draw:line><draw:line text:anchor-type="paragraph" draw:z-index="5" draw:name="Shape6" draw:style-name="gr2" draw:text-style-name="P3" svg:x1="12.031cm" svg:y1="1.468cm" svg:x2="11.74cm" svg:y2="1.838cm"><text:p/></draw:line><draw:custom-shape text:anchor-type="paragraph" draw:z-index="6" draw:name="Shape7" draw:style-name="gr3" draw:text-style-name="P2" svg:width="6.271cm" svg:height="2.647cm" svg:x="5.099cm" svg:y="5.225cm"><text:p/><draw:enhanced-geometry svg:viewBox="0 0 21600 21600" draw:type="rectangle" draw:enhanced-path="M 0 0 L 21600 0 21600 21600 0 21600 0 0 Z N"/></draw:custom-shape><draw:custom-shape text:anchor-type="paragraph" draw:z-index="7" draw:name="Shape8" draw:style-name="gr4" svg:width="0.53cm" svg:height="1.324cm" svg:x="11.211cm" svg:y="1.256cm"><text:p/><draw:enhanced-geometry svg:viewBox="0 0 21600 21600" draw:type="rectangle" draw:enhanced-path="M 0 0 L 21600 0 21600 21600 0 21600 0 0 Z N"/></draw:custom-shape><draw:line text:anchor-type="paragraph" draw:z-index="8" draw:name="Shape9" draw:style-name="gr2" draw:text-style-name="P3" svg:x1="2.427cm" svg:y1="1.891cm" svg:x2="1.236cm" svg:y2="1.891cm"><text:p/></draw:line><draw:line text:anchor-type="paragraph" draw:z-index="9" draw:name="Shape10" draw:style-name="gr2" draw:text-style-name="P3" svg:x1="1.236cm" svg:y1="1.891cm" svg:x2="1.236cm" svg:y2="6.362cm"><text:p/></draw:line><draw:line text:anchor-type="paragraph" draw:z-index="10" draw:name="Shape11" draw:style-name="gr2" draw:text-style-name="P3" svg:x1="1.236cm" svg:y1="6.362cm" svg:x2="5.099cm" svg:y2="6.388cm"><text:p/></draw:line><draw:line text:anchor-type="paragraph" draw:z-index="11" draw:name="Shape12" draw:style-name="gr2" draw:text-style-name="P3" svg:x1="4.861cm" svg:y1="6.124cm" svg:x2="5.099cm" svg:y2="6.389cm"><text:p/></draw:line><draw:line text:anchor-type="paragraph" draw:z-index="12" draw:name="Shape13" draw:style-name="gr2" draw:text-style-name="P3" svg:x1="5.099cm" svg:y1="6.389cm" svg:x2="4.861cm" svg:y2="6.68cm"><text:p/></draw:line><draw:custom-shape text:anchor-type="paragraph" draw:z-index="13" draw:name="Shape14" draw:style-name="gr5" svg:width="0.636cm" svg:height="1.35cm" svg:x="2.427cm" svg:y="1.256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4" draw:name="Shape15" draw:style-name="gr2" draw:text-style-name="P3" svg:x1="5.099cm" svg:y1="7.315cm" svg:x2="3.353cm" svg:y2="7.341cm"><text:p/></draw:line><draw:line text:anchor-type="paragraph" draw:z-index="15" draw:name="Shape16" draw:style-name="gr2" draw:text-style-name="P3" svg:x1="3.353cm" svg:y1="7.315cm" svg:x2="3.353cm" svg:y2="9.723cm"><text:p/></draw:line><draw:line text:anchor-type="paragraph" draw:z-index="16" draw:name="Shape12" draw:style-name="gr2" draw:text-style-name="P3" svg:x1="4.861cm" svg:y1="6.124cm" svg:x2="5.099cm" svg:y2="6.389cm"><text:p/></draw:line><draw:line text:anchor-type="paragraph" draw:z-index="17" draw:name="Shape12" draw:style-name="gr2" draw:text-style-name="P3" svg:x1="4.861cm" svg:y1="6.124cm" svg:x2="5.099cm" svg:y2="6.389cm"><text:p/></draw:line><draw:line text:anchor-type="paragraph" draw:z-index="18" draw:name="Shape17" draw:style-name="gr2" draw:text-style-name="P3" svg:x1="4.941cm" svg:y1="7.183cm" svg:x2="5.1cm" svg:y2="7.342cm"><text:p/></draw:line><draw:line text:anchor-type="paragraph" draw:z-index="19" draw:name="Shape18" draw:style-name="gr2" draw:text-style-name="P3" svg:x1="5.1cm" svg:y1="7.341cm" svg:x2="4.888cm" svg:y2="7.526cm"><text:p/></draw:line><draw:custom-shape text:anchor-type="paragraph" draw:z-index="20" draw:name="Shape19" draw:style-name="gr6" draw:text-style-name="P2" svg:width="3.123cm" svg:height="1.747cm" svg:x="1.819cm" svg:y="9.67cm"><text:p/><draw:enhanced-geometry svg:viewBox="0 0 21600 21600" draw:type="rectangle" draw:enhanced-path="M 0 0 L 21600 0 21600 21600 0 21600 0 0 Z N"/></draw:custom-shape><draw:frame text:anchor-type="paragraph" draw:z-index="21" draw:name="Shape20" draw:style-name="gr7" draw:text-style-name="P4" svg:width="1.906cm" svg:height="1.086cm" svg:x="2.559cm" svg:y="10.119cm"><draw:text-box><text:p>Function</text:p><text:p>Generator</text:p></draw:text-box></draw:frame><draw:frame text:anchor-type="paragraph" draw:z-index="22" draw:name="Shape21" draw:style-name="gr8" draw:text-style-name="P5" svg:width="4.631cm" svg:height="1.668cm" svg:x="5.84cm" svg:y="5.674cm"><draw:text-box><text:p text:style-name="P3">Arduino w/ proportional controller</text:p></draw:text-box></draw:frame><draw:frame text:anchor-type="paragraph" draw:z-index="23" draw:name="Shape22" draw:style-name="gr9" draw:text-style-name="P4" svg:width="0.583cm" svg:height="0.9cm" svg:x="0.469cm" svg:y="3.214cm"><draw:text-box><text:p><text:s/>ω</text:p></draw:text-box></draw:frame><draw:frame text:anchor-type="paragraph" draw:z-index="24" draw:name="Shape23" draw:style-name="gr10" draw:text-style-name="P4" svg:width="0.874cm" svg:height="0.489cm" svg:x="15.471cm" svg:y="3.24cm"><draw:text-box><text:p>v</text:p></draw:text-box></draw:frame><draw:frame text:anchor-type="paragraph" draw:z-index="25" draw:name="Shape24" draw:style-name="gr11" draw:text-style-name="P4" svg:width="0.503cm" svg:height="0.59cm" svg:x="3.353cm" svg:y="8.029cm"><draw:text-box><text:p><text:s/>ω<text:span text:style-name="T1">r</text:span></text:p></draw:text-box></draw:frame><draw:frame text:anchor-type="paragraph" draw:z-index="26" draw:name="Shape25" draw:style-name="gr12" draw:text-style-name="P4" svg:width="5.054cm" svg:height="1.588cm" svg:x="4.808cm" svg:y="0.859cm"><draw:text-box><text:p>A DC motor as a first order OpenModelica Plant</text:p></draw:text-box></draw:frame><draw:frame text:anchor-type="paragraph" draw:z-index="27" draw:name="Shape26" draw:style-name="gr13" draw:text-style-name="P4" svg:width="2.091cm" svg:height="0.53cm" svg:x="11.555cm" svg:y="6.706cm"><draw:text-box><text:p>0-1023</text:p></draw:text-box></draw:frame><draw:frame text:anchor-type="paragraph" draw:z-index="28" draw:name="Shape26" draw:style-name="gr13" draw:text-style-name="P4" svg:width="2.091cm" svg:height="1.95cm" svg:x="15.603cm" svg:y="3.769cm"><draw:text-box><text:p>Might be mapped to rpm range as needed</text:p></draw:text-box></draw:frame><draw:frame text:anchor-type="paragraph" draw:z-index="29" draw:name="Shape26" draw:style-name="gr13" draw:text-style-name="P4" svg:width="2.091cm" svg:height="0.53cm" svg:x="15.947cm" svg:y="3.24cm"><draw:text-box><text:p>0-255</text:p></draw:text-box></draw:frame><draw:frame text:anchor-type="paragraph" draw:z-index="30" draw:name="Shape24" draw:style-name="gr14" draw:text-style-name="P4" svg:width="1.35cm" svg:height="0.59cm" svg:x="3.538cm" svg:y="7.527cm"><draw:text-box><text:p>DADC</text:p></draw:text-box></draw:frame><draw:frame text:anchor-type="paragraph" draw:z-index="31" draw:name="Shape24" draw:style-name="gr15" draw:text-style-name="P4" svg:width="1.35cm" svg:height="0.609cm" svg:x="3.221cm" svg:y="5.569cm"><draw:text-box><text:p>Rx</text:p></draw:text-box></draw:frame><draw:frame text:anchor-type="paragraph" draw:z-index="32" draw:name="Shape24" draw:style-name="gr15" draw:text-style-name="P4" svg:width="1.35cm" svg:height="0.609cm" svg:x="11.661cm" svg:y="5.701cm"><draw:text-box><text:p>Tx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e problem involves building a H-I-L simulation with a DC motor as a software plant, and a proportional control algorithm running on the Arduino. The process is expected to run in real time. Which means that a delay should not be us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00:23.673800337</meta:creation-date>
    <dc:date>2017-10-24T10:26:53.888491955</dc:date>
    <meta:editing-duration>PT6M9S</meta:editing-duration>
    <meta:editing-cycles>1</meta:editing-cycles>
    <meta:document-statistic meta:table-count="0" meta:image-count="0" meta:object-count="0" meta:page-count="1" meta:paragraph-count="1" meta:word-count="42" meta:character-count="237" meta:non-whitespace-character-count="195"/>
    <meta:generator>LibreOffice/5.1.6.2$Linux_X86_64 LibreOffice_project/10m0$Build-2</meta:generator>
  </office:meta>
</office:document-meta>
</file>